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3468c3"/>
    </style:style>
    <style:style style:name="P5" style:family="paragraph" style:parent-style-name="Text_20_body">
      <style:text-properties officeooo:rsid="03f8688e" officeooo:paragraph-rsid="03f8688e"/>
    </style:style>
    <style:style style:name="P6" style:family="paragraph" style:parent-style-name="Text_20_body">
      <style:text-properties officeooo:rsid="03f8688e" officeooo:paragraph-rsid="03fcc266"/>
    </style:style>
    <style:style style:name="P7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8" style:family="paragraph" style:parent-style-name="Heading_20_2">
      <style:text-properties officeooo:paragraph-rsid="03f4cd97"/>
    </style:style>
    <style:style style:name="P9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0" style:family="paragraph" style:parent-style-name="Heading_20_2">
      <style:text-properties fo:font-style="normal" style:text-underline-style="solid" style:text-underline-width="auto" style:text-underline-color="font-color" fo:font-weight="normal" officeooo:rsid="04467255" officeooo:paragraph-rsid="0445deaa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officeooo:rsid="03fe59cd" officeooo:paragraph-rsid="03fe59cd"/>
    </style:style>
    <style:style style:name="P12" style:family="paragraph" style:parent-style-name="Text_20_body" style:list-style-name="L1">
      <style:text-properties officeooo:rsid="04097788" officeooo:paragraph-rsid="04097788"/>
    </style:style>
    <style:style style:name="P13" style:family="paragraph" style:parent-style-name="Text_20_body" style:list-style-name="L1">
      <style:text-properties officeooo:rsid="040864a4" officeooo:paragraph-rsid="040864a4"/>
    </style:style>
    <style:style style:name="P14" style:family="paragraph" style:parent-style-name="Text_20_body" style:list-style-name="L1">
      <style:text-properties officeooo:rsid="041073b2" officeooo:paragraph-rsid="041073b2"/>
    </style:style>
    <style:style style:name="P15" style:family="paragraph" style:parent-style-name="Text_20_body" style:list-style-name="L2">
      <style:text-properties officeooo:rsid="041690ec" officeooo:paragraph-rsid="041690ec"/>
    </style:style>
    <style:style style:name="P16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17" style:family="paragraph" style:parent-style-name="Text_20_body" style:list-style-name="L2">
      <style:text-properties officeooo:rsid="0418d380" officeooo:paragraph-rsid="0418d380"/>
    </style:style>
    <style:style style:name="P18" style:family="paragraph" style:parent-style-name="Text_20_body" style:list-style-name="L3">
      <style:text-properties officeooo:paragraph-rsid="03f4cd97"/>
    </style:style>
    <style:style style:name="P19" style:family="paragraph" style:parent-style-name="Text_20_body" style:list-style-name="L3">
      <style:text-properties officeooo:rsid="043468c3" officeooo:paragraph-rsid="043468c3"/>
    </style:style>
    <style:style style:name="P20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22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9437a" style:font-weight-asian="normal" style:font-weight-complex="normal"/>
    </style:style>
    <style:style style:name="T8" style:family="text">
      <style:text-properties fo:font-weight="normal" officeooo:rsid="03fabb75" style:font-weight-asian="normal" style:font-weight-complex="normal"/>
    </style:style>
    <style:style style:name="T9" style:family="text">
      <style:text-properties fo:font-weight="normal" officeooo:rsid="03fae783" style:font-weight-asian="normal" style:font-weight-complex="normal"/>
    </style:style>
    <style:style style:name="T10" style:family="text">
      <style:text-properties fo:font-weight="normal" officeooo:rsid="03fc3a13" style:font-weight-asian="normal" style:font-weight-complex="normal"/>
    </style:style>
    <style:style style:name="T11" style:family="text">
      <style:text-properties fo:font-weight="normal" officeooo:rsid="03fcc266" style:font-weight-asian="normal" style:font-weight-complex="normal"/>
    </style:style>
    <style:style style:name="T12" style:family="text">
      <style:text-properties fo:font-weight="normal" officeooo:rsid="0402dc62" style:font-weight-asian="normal" style:font-weight-complex="normal"/>
    </style:style>
    <style:style style:name="T13" style:family="text">
      <style:text-properties fo:font-weight="normal" officeooo:rsid="04047a84" style:font-weight-asian="normal" style:font-weight-complex="normal"/>
    </style:style>
    <style:style style:name="T14" style:family="text">
      <style:text-properties fo:font-weight="normal" officeooo:rsid="04066584" style:font-weight-asian="normal" style:font-weight-complex="normal"/>
    </style:style>
    <style:style style:name="T15" style:family="text">
      <style:text-properties fo:font-weight="normal" officeooo:rsid="04097788" style:font-weight-asian="normal" style:font-weight-complex="normal"/>
    </style:style>
    <style:style style:name="T16" style:family="text">
      <style:text-properties fo:font-weight="normal" officeooo:rsid="040b2f2a" style:font-weight-asian="normal" style:font-weight-complex="normal"/>
    </style:style>
    <style:style style:name="T17" style:family="text">
      <style:text-properties fo:font-weight="normal" officeooo:rsid="040c3a29" style:font-weight-asian="normal" style:font-weight-complex="normal"/>
    </style:style>
    <style:style style:name="T18" style:family="text">
      <style:text-properties fo:font-weight="normal" officeooo:rsid="040e191d" style:font-weight-asian="normal" style:font-weight-complex="normal"/>
    </style:style>
    <style:style style:name="T19" style:family="text">
      <style:text-properties fo:font-weight="normal" officeooo:rsid="0410bb40" style:font-weight-asian="normal" style:font-weight-complex="normal"/>
    </style:style>
    <style:style style:name="T20" style:family="text">
      <style:text-properties fo:font-weight="normal" officeooo:rsid="04170b78" style:font-weight-asian="normal" style:font-weight-complex="normal"/>
    </style:style>
    <style:style style:name="T21" style:family="text">
      <style:text-properties fo:font-weight="normal" officeooo:rsid="041920fe" style:font-weight-asian="normal" style:font-weight-complex="normal"/>
    </style:style>
    <style:style style:name="T22" style:family="text">
      <style:text-properties fo:font-weight="normal" officeooo:rsid="041ba2f2" style:font-weight-asian="normal" style:font-weight-complex="normal"/>
    </style:style>
    <style:style style:name="T23" style:family="text">
      <style:text-properties fo:font-weight="normal" officeooo:rsid="041f320d" style:font-weight-asian="normal" style:font-weight-complex="normal"/>
    </style:style>
    <style:style style:name="T24" style:family="text">
      <style:text-properties fo:font-weight="normal" officeooo:rsid="043ff917" style:font-weight-asian="normal" style:font-weight-complex="normal"/>
    </style:style>
    <style:style style:name="T25" style:family="text">
      <style:text-properties officeooo:rsid="033bd0c4"/>
    </style:style>
    <style:style style:name="T26" style:family="text">
      <style:text-properties officeooo:rsid="03fabb7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העמסת אופרטורים</text:h>
      <text:p text:style-name="P5"><text:span text:style-name="T1">העמסה</text:span> (overloading) היא מצב של כמה פונקציות עם אותו שם וארגומנטים <text:span text:style-name="T26">מסוגים </text:span>שונים.</text:p>
      <text:p text:style-name="P6">בשפת ++C, <text:span text:style-name="T6">גם אופרטור הוא פונקציה, ולכן אפשר </text:span><text:span text:style-name="T1">להעמיס אופרטורים</text:span><text:span text:style-name="T10">:</text:span><text:span text:style-name="T6"> </text:span><text:span text:style-name="T7">להגדיר אופרטורים </text:span><text:span text:style-name="T8">המבצעים פעולות שונות </text:span><text:span text:style-name="T9">לפי סוג הארגומנטים המועברים אליהם.</text:span><text:span text:style-name="T11"> לדוגמה:</text:span></text:p>
      <text:list xml:id="list9063148669931748937" text:style-name="L1">
        <text:list-item>
          <text:p text:style-name="P11"><text:span text:style-name="T2">א</text:span><text:span text:style-name="T1">ופרטורים חשבוניים</text:span><text:span text:style-name="T6"> (חיבור, חיסור</text:span><text:span text:style-name="T12">,</text:span><text:span text:style-name="T6"> כפל</text:span><text:span text:style-name="T12">, השוואה,</text:span><text:span text:style-name="T6"> וכו') מוגדרים על מספרים שלמים וממשיים; אנחנו יכולים </text:span><text:span text:style-name="T15">להעמיס</text:span><text:span text:style-name="T6"> אותם גם </text:span><text:span text:style-name="T15">ב</text:span><text:span text:style-name="T6">מחלקות שאנחנו בונים, המייצגים עצמים מתמטיים מורכבים יותר. למשל: מספרים מרוכבים (ראו תיקיה 1), מטריצות, פולינומים וכו'.</text:span><text:span text:style-name="T13"> בספריה התקנית הם הורחבו </text:span><text:span text:style-name="T14">גם </text:span><text:span text:style-name="T13">למחרוזות</text:span><text:span text:style-name="T14">.</text:span></text:p>
        </text:list-item>
        <text:list-item>
          <text:p text:style-name="P12"><text:span text:style-name="T3">א</text:span><text:span text:style-name="T1">ופרטורי זרימה</text:span><text:span text:style-name="T6"> (&lt;&lt; &gt;&gt;) - מוגדרים במקור (בשפת סי) על מספרים שלמים, אבל בשפת ++C </text:span><text:span text:style-name="T16">העמיסו אותם לזרמי קלט </text:span><text:span text:style-name="T6">ופלט כפי שכבר ראינו</text:span><text:span text:style-name="T16">.</text:span><text:span text:style-name="T6"> גם אנחנו יכולים להרחיב אותם </text:span><text:span text:style-name="T16">כדי לכתוב ולקרוא מחלקות שאנחנו בונים (ראו תיקיה 1).</text:span></text:p>
        </text:list-item>
        <text:list-item>
          <text:p text:style-name="P13"><text:span text:style-name="T1">אופרטור סוגריים מרובעים</text:span><text:span text:style-name="T4"> []</text:span><text:span text:style-name="T6"> - מוגדר לגבי מערכים בסיסיים; אפשר להרחיב אותו גם למחלקות שאנחנו בונים, כשאנחנו רוצים לגשת לדברים לפי אינדקס</text:span><text:span text:style-name="T23"> (ראו תיקיה 2)</text:span><text:span text:style-name="T6">. בספריה התקנית הם הורחבו </text:span><text:span text:style-name="T17">למבנים כגון vector וגם map</text:span><text:span text:style-name="T18"> (</text:span><text:span text:style-name="T17">ראו תיקיה </text:span><text:span text:style-name="T23">3</text:span><text:span text:style-name="T18">).</text:span></text:p>
        </text:list-item>
        <text:list-item>
          <text:p text:style-name="P14"><text:span text:style-name="T5">א</text:span><text:span text:style-name="T1">ופרטור סוגריים עגולים () </text:span><text:span text:style-name="T6">- יכול לשמש להגדרת אובייקטים המתפקדים כמו פונקציות</text:span><text:span text:style-name="T19"> - "פונקטורים" (functors). </text:span><text:span text:style-name="T24">ראו תיקיה 4.</text:span></text:p>
        </text:list-item>
      </text:list>
      <text:p text:style-name="P7">כשמעמיסים אופרטורים, חשוב לשים לב שהערך המוחזר תואם למשמעות של האופרטור. למשל:</text:p>
      <text:list xml:id="list7308984359661750752" text:style-name="L2">
        <text:list-item>
          <text:p text:style-name="P15"><text:span text:style-name="T6">אופרטור + מחזיר את הסכום; אופרטור += מגדיל את הארגומנט השמאלי שלו אבל </text:span><text:span text:style-name="T1">גם</text:span><text:span text:style-name="T6"> מחזיר את הסכום (שהוא הארגומנט השמאלי אחרי ההשמה).</text:span></text:p>
        </text:list-item>
        <text:list-item>
          <text:p text:style-name="P15"><text:span text:style-name="T6">אופרטור = (השמה) מחזיר </text:span><text:span text:style-name="T20">*this - זה מאפשר לבצע השמות בשרשרת.</text:span></text:p>
        </text:list-item>
        <text:list-item>
          <text:p text:style-name="P16">האופרטורים &gt;&gt; &lt;&lt; מחזירים את זרם הקלט/פלט שהם מקבלים - שוב כדי לאפשר שרשרת.</text:p>
        </text:list-item>
        <text:list-item>
          <text:p text:style-name="P17"><text:span text:style-name="T6">לאופרטור הגדלה באחד (++) והקטנה באחד (--) יש שתי גירסאות: כששמים אותו לפני המספר</text:span><text:span text:style-name="T21"> (prefix)</text:span><text:span text:style-name="T6">, הוא מחזיר את המספר אחרי ההגדלה; כששמים אותו אחרי המספר</text:span><text:span text:style-name="T21"> (postfix)</text:span><text:span text:style-name="T6">, הוא מחזיר את המספר לפני ההגדלה. כדי להבדיל בין האפשרויות, יש להגדיר את הגירסה השניה עם פרמטר מדומה מסוג int</text:span><text:span text:style-name="T22">, למשל:</text:span></text:p>
        </text:list-item>
        <text:list-item>
          <text:p text:style-name="P20">T&amp; T::operator++(); <text:s text:c="2"/>// prefix operator</text:p>
        </text:list-item>
        <text:list-item>
          <text:p text:style-name="P21">T&amp; T::operator++(int); <text:s text:c="2"/>// postfix operator</text:p>
        </text:list-item>
      </text:list>
      <text:p text:style-name="P10"/>
      <text:p text:style-name="P9"/>
      <text:p text:style-name="P8">מקורות</text:p>
      <text:list xml:id="list3724723124662903430" text:style-name="L3">
        <text:list-item>
          <text:p text:style-name="P18">מצגת של<text:span text:style-name="T25"> </text:span>אופיר פלא.</text:p>
          <text:p text:style-name="P19"/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08T19:25:29.490141410</dc:date>
    <meta:editing-duration>P8DT10H47M32S</meta:editing-duration>
    <meta:editing-cycles>996</meta:editing-cycles>
    <meta:document-statistic meta:table-count="0" meta:image-count="0" meta:object-count="0" meta:page-count="1" meta:paragraph-count="20" meta:word-count="312" meta:character-count="1802" meta:non-whitespace-character-count="1518"/>
  </office:meta>
</office:document-meta>
</file>